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22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466cm" fo:min-width="0.216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81cm" svg:stroke-color="#000000" draw:marker-start-width="0.321cm" draw:marker-end="Arrowheads_20_1" draw:marker-end-width="0.356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1cm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Double_20_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212cm" svg:stroke-color="#000000" draw:marker-start-width="0.517cm" draw:marker-end="Arrowheads_20_1" draw:marker-end-width="0.356cm" draw:fill="none" draw:textarea-vertical-align="middle" fo:padding-top="0.23cm" fo:padding-bottom="0.23cm" fo:padding-left="0.355cm" fo:padding-right="0.355cm" loext:decorative="false"/>
    </style:style>
    <style:style style:name="gr8" style:family="graphic" style:parent-style-name="objectwithoutfill">
      <style:graphic-properties svg:stroke-width="0.028cm" svg:stroke-color="#000000" draw:marker-start-width="0.242cm" draw:marker-end="Arrowheads_20_1" draw:marker-end-width="0.356cm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standard">
      <style:graphic-properties draw:stroke="none" draw:fill="none" draw:opacity="0%" draw:textarea-vertical-align="middle" fo:min-height="0.712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center"/>
      <style:text-properties fo:font-size="24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opacity="0%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style:text-position="sub 58%" fo:font-size="21pt" style:font-size-asian="21pt" style:font-size-complex="21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26cm" svg:height="1.124cm" draw:transform="rotate (-3.14159265358979) translate (9.338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7.031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3.564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1.228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7.031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9.338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0.952cm" svg:height="0.952cm" svg:x="0.189cm" svg:y="0.093cm" svg:viewBox="0 0 953 953" svg:d="M0 953c80 0 238 0 238 0 159-381 159-953 239-953 79 0 79 572 238 953 0 0 159 0 238 0">
          <text:p/>
        </draw:path>
        <draw:path draw:style-name="gr2" draw:text-style-name="P2" draw:layer="layout" svg:width="0.952cm" svg:height="0.956cm" svg:x="2.525cm" svg:y="0.089cm" svg:viewBox="0 0 953 957" svg:d="M0 957c80 0 238 0 238 0 159-381 160-953 239-953 80 0-1-64 158 317 0 0 239 317 318 317">
          <text:p/>
        </draw:path>
        <draw:line draw:style-name="gr3" draw:text-style-name="P2" draw:layer="layout" svg:x1="1.245cm" svg:y1="2.184cm" svg:x2="2.413cm" svg:y2="2.184cm">
          <text:p/>
        </draw:line>
        <draw:frame draw:style-name="gr4" draw:text-style-name="P4" draw:layer="layout" svg:width="0.449cm" svg:height="0.809cm" svg:x="0.441cm" svg:y="1.78cm">
          <draw:object xlink:href="./Object 5" xlink:type="simple" xlink:show="embed" xlink:actuate="onLoad">
            <loext:p text:style-name="P3">
              <text:span text:style-name="T1"/>
            </loext:p>
          </draw:object>
          <draw:image xlink:href="./ObjectReplacements/Object 5" xlink:type="simple" xlink:show="embed" xlink:actuate="onLoad"/>
        </draw:frame>
        <draw:frame draw:style-name="gr4" draw:text-style-name="P4" draw:layer="layout" svg:width="0.317cm" svg:height="0.809cm" svg:x="2.843cm" svg:y="1.78cm">
          <draw:object xlink:href="./Object 6" xlink:type="simple" xlink:show="embed" xlink:actuate="onLoad">
            <loext:p text:style-name="P3">
              <text:span text:style-name="T1"/>
            </loext:p>
          </draw:object>
          <draw:image xlink:href="./ObjectReplacements/Object 6" xlink:type="simple" xlink:show="embed" xlink:actuate="onLoad"/>
        </draw:frame>
        <draw:frame draw:style-name="gr5" draw:text-style-name="P5" draw:layer="layout" svg:width="1.404cm" svg:height="1.077cm" svg:x="1.073cm" svg:y="1.043cm">
          <draw:text-box>
            <text:p>W<text:span text:style-name="T2">i</text:span><text:span text:style-name="T2">k</text:span></text:p>
          </draw:text-box>
        </draw:frame>
        <draw:polyline draw:style-name="gr6" draw:text-style-name="P2" draw:layer="layout" svg:width="2.031cm" svg:height="0.427cm" draw:transform="skewX (0.0795870138909415) rotate (0.317824456788167) translate (3.69589528062008cm 1.57767166865274cm)" svg:viewBox="0 0 2032 428" draw:points="0,428 700,0 2032,427">
          <text:p/>
        </draw:polyline>
        <draw:line draw:style-name="gr7" draw:text-style-name="P2" draw:layer="layout" svg:x1="7.001cm" svg:y1="1.314cm" svg:x2="8.169cm" svg:y2="1.314cm">
          <text:p/>
        </draw:line>
        <draw:frame draw:style-name="gr4" draw:text-style-name="P4" draw:layer="layout" svg:width="0.449cm" svg:height="0.809cm" svg:x="6.244cm" svg:y="0.91cm">
          <draw:object xlink:href="./Object 3" xlink:type="simple" xlink:show="embed" xlink:actuate="onLoad">
            <loext:p text:style-name="P3">
              <text:span text:style-name="T1"/>
            </loext:p>
          </draw:object>
          <draw:image xlink:href="./ObjectReplacements/Object 3" xlink:type="simple" xlink:show="embed" xlink:actuate="onLoad"/>
        </draw:frame>
        <draw:frame draw:style-name="gr4" draw:text-style-name="P4" draw:layer="layout" svg:width="0.317cm" svg:height="0.809cm" svg:x="8.617cm" svg:y="0.91cm">
          <draw:object xlink:href="./Object 4" xlink:type="simple" xlink:show="embed" xlink:actuate="onLoad">
            <loext:p text:style-name="P3">
              <text:span text:style-name="T1"/>
            </loext:p>
          </draw:object>
          <draw:image xlink:href="./ObjectReplacements/Object 4" xlink:type="simple" xlink:show="embed" xlink:actuate="onLoad"/>
        </draw:frame>
        <draw:line draw:style-name="gr8" draw:text-style-name="P2" draw:layer="layout" svg:x1="7.001cm" svg:y1="3.064cm" svg:x2="8.196cm" svg:y2="3.064cm">
          <text:p/>
        </draw:line>
        <draw:frame draw:style-name="gr4" draw:text-style-name="P4" draw:layer="layout" svg:width="0.449cm" svg:height="0.809cm" svg:x="6.244cm" svg:y="2.66cm">
          <draw:object xlink:href="./Object 1" xlink:type="simple" xlink:show="embed" xlink:actuate="onLoad">
            <loext:p text:style-name="P3">
              <text:span text:style-name="T1"/>
            </loext:p>
          </draw:object>
          <draw:image xlink:href="./ObjectReplacements/Object 1" xlink:type="simple" xlink:show="embed" xlink:actuate="onLoad"/>
        </draw:frame>
        <draw:frame draw:style-name="gr4" draw:text-style-name="P4" draw:layer="layout" svg:width="0.317cm" svg:height="0.809cm" svg:x="8.617cm" svg:y="2.66cm">
          <draw:object xlink:href="./Object 2" xlink:type="simple" xlink:show="embed" xlink:actuate="onLoad">
            <loext:p text:style-name="P3">
              <text:span text:style-name="T1"/>
            </loext:p>
          </draw:object>
          <draw:image xlink:href="./ObjectReplacements/Object 2" xlink:type="simple" xlink:show="embed" xlink:actuate="onLoad"/>
        </draw:frame>
        <draw:frame draw:style-name="gr4" draw:text-style-name="P4" draw:layer="layout" svg:width="1.121cm" svg:height="0.809cm" svg:x="4.202cm" svg:y="3.216cm">
          <draw:object xlink:href="./Object 23" xlink:type="simple" xlink:show="embed" xlink:actuate="onLoad">
            <loext:p text:style-name="P3">
              <text:span text:style-name="T1"/>
            </loext:p>
          </draw:object>
          <draw:image xlink:href="./ObjectReplacements/Object 23" xlink:type="simple" xlink:show="embed" xlink:actuate="onLoad"/>
        </draw:frame>
        <draw:frame draw:style-name="gr4" draw:text-style-name="P4" draw:layer="layout" svg:width="1.177cm" svg:height="0.809cm" svg:x="4.174cm" svg:y="0.506cm">
          <draw:object xlink:href="./Object 24" xlink:type="simple" xlink:show="embed" xlink:actuate="onLoad">
            <loext:p text:style-name="P3">
              <text:span text:style-name="T1"/>
            </loext:p>
          </draw:object>
          <draw:image xlink:href="./ObjectReplacements/Object 24" xlink:type="simple" xlink:show="embed" xlink:actuate="onLoad"/>
        </draw:frame>
        <draw:polyline draw:style-name="gr6" draw:text-style-name="P2" draw:layer="layout" svg:width="2.031cm" svg:height="0.427cm" draw:transform="skewX (-0.0795870138909414) rotate (2.82376819680163) translate (5.62591205741542cm 3.42625885974075cm)" svg:viewBox="0 0 2032 428" draw:points="2032,428 1332,0 0,427">
          <text:p/>
        </draw:polyline>
        <draw:frame draw:style-name="gr9" draw:text-style-name="P7" draw:layer="layout" svg:width="3.61cm" svg:height="0.962cm" svg:x="5.873cm" svg:y="3.534cm">
          <draw:text-box>
            <text:p text:style-name="P6"><text:span text:style-name="T3">W</text:span><text:span text:style-name="T3">e</text:span><text:span text:style-name="T3">a</text:span><text:span text:style-name="T3">k</text:span><text:span text:style-name="T3">e</text:span><text:span text:style-name="T3">n</text:span><text:span text:style-name="T3">e</text:span><text:span text:style-name="T3">d</text:span></text:p>
          </draw:text-box>
        </draw:frame>
        <draw:frame draw:style-name="gr9" draw:text-style-name="P7" draw:layer="layout" svg:width="4.545cm" svg:height="0.962cm" svg:x="5.406cm" svg:y="-0.146cm">
          <draw:text-box>
            <text:p text:style-name="P6"><text:span text:style-name="T3">S</text:span><text:span text:style-name="T3">t</text:span><text:span text:style-name="T3">r</text:span><text:span text:style-name="T3">e</text:span><text:span text:style-name="T3">n</text:span><text:span text:style-name="T3">g</text:span><text:span text:style-name="T3">t</text:span><text:span text:style-name="T3">h</text:span><text:span text:style-name="T3">e</text:span><text:span text:style-name="T3">n</text:span><text:span text:style-name="T3">e</text:span><text:span text:style-name="T3">d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126cm" svg:height="1.124cm" draw:transform="rotate (-3.14159265358979) translate (9.338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7.031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3.564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1.228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7.031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26cm" svg:height="1.124cm" draw:transform="rotate (-3.14159265358979) translate (9.338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0.952cm" svg:height="0.952cm" svg:x="0.189cm" svg:y="0.093cm" svg:viewBox="0 0 953 953" svg:d="M0 953c80 0 238 0 238 0 159-381 159-953 239-953 79 0 79 572 238 953 0 0 159 0 238 0">
          <text:p/>
        </draw:path>
        <draw:path draw:style-name="gr2" draw:text-style-name="P2" draw:layer="layout" svg:width="0.952cm" svg:height="0.956cm" svg:x="2.525cm" svg:y="0.089cm" svg:viewBox="0 0 953 957" svg:d="M0 957c80 0 238 0 238 0 159-381 160-953 239-953 80 0-1-64 158 317 0 0 239 317 318 317">
          <text:p/>
        </draw:path>
        <draw:line draw:style-name="gr3" draw:text-style-name="P2" draw:layer="layout" svg:x1="1.245cm" svg:y1="2.184cm" svg:x2="2.413cm" svg:y2="2.184cm">
          <text:p/>
        </draw:line>
        <draw:polyline draw:style-name="gr6" draw:text-style-name="P2" draw:layer="layout" svg:width="2.031cm" svg:height="0.427cm" draw:transform="skewX (0.0795870138909415) rotate (0.317824456788167) translate (3.69589528062008cm 1.57767166865274cm)" svg:viewBox="0 0 2032 428" draw:points="0,428 700,0 2032,427">
          <text:p/>
        </draw:polyline>
        <draw:line draw:style-name="gr7" draw:text-style-name="P2" draw:layer="layout" svg:x1="7.001cm" svg:y1="1.314cm" svg:x2="8.169cm" svg:y2="1.314cm">
          <text:p/>
        </draw:line>
        <draw:line draw:style-name="gr8" draw:text-style-name="P2" draw:layer="layout" svg:x1="7.001cm" svg:y1="3.064cm" svg:x2="8.196cm" svg:y2="3.064cm">
          <text:p/>
        </draw:line>
        <draw:polyline draw:style-name="gr6" draw:text-style-name="P2" draw:layer="layout" svg:width="2.031cm" svg:height="0.427cm" draw:transform="skewX (-0.0795870138909414) rotate (2.82376819680163) translate (5.62591205741542cm 3.42625885974075cm)" svg:viewBox="0 0 2032 428" draw:points="2032,428 1332,0 0,427">
          <text:p/>
        </draw:polyline>
        <draw:frame draw:style-name="gr9" draw:text-style-name="P7" draw:layer="layout" svg:width="3.61cm" svg:height="0.962cm" svg:x="5.873cm" svg:y="3.534cm">
          <draw:text-box>
            <text:p text:style-name="P6"><text:span text:style-name="T3">W</text:span><text:span text:style-name="T3">e</text:span><text:span text:style-name="T3">a</text:span><text:span text:style-name="T3">k</text:span><text:span text:style-name="T3">e</text:span><text:span text:style-name="T3">n</text:span><text:span text:style-name="T3">e</text:span><text:span text:style-name="T3">d</text:span></text:p>
          </draw:text-box>
        </draw:frame>
        <draw:frame draw:style-name="gr9" draw:text-style-name="P7" draw:layer="layout" svg:width="4.545cm" svg:height="0.962cm" svg:x="5.406cm" svg:y="-0.146cm">
          <draw:text-box>
            <text:p text:style-name="P6"><text:span text:style-name="T3">S</text:span><text:span text:style-name="T3">t</text:span><text:span text:style-name="T3">r</text:span><text:span text:style-name="T3">e</text:span><text:span text:style-name="T3">n</text:span><text:span text:style-name="T3">g</text:span><text:span text:style-name="T3">t</text:span><text:span text:style-name="T3">h</text:span><text:span text:style-name="T3">e</text:span><text:span text:style-name="T3">n</text:span><text:span text:style-name="T3">e</text:span><text:span text:style-name="T3">d</text:span></text:p>
          </draw:text-box>
        </draw:frame>
        <draw:frame draw:style-name="gr10" draw:text-style-name="P8" draw:layer="layout" svg:width="0.507cm" svg:height="0.893cm" svg:x="0.412cm" svg:y="1.7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8" draw:layer="layout" svg:width="0.496cm" svg:height="0.893cm" svg:x="2.753cm" svg:y="1.7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8" draw:layer="layout" svg:width="0.507cm" svg:height="0.893cm" svg:x="6.215cm" svg:y="0.8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8" draw:layer="layout" svg:width="0.496cm" svg:height="0.893cm" svg:x="8.527cm" svg:y="0.8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" draw:text-style-name="P8" draw:layer="layout" svg:width="0.507cm" svg:height="0.893cm" svg:x="6.215cm" svg:y="2.6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8" draw:layer="layout" svg:width="0.496cm" svg:height="0.893cm" svg:x="8.527cm" svg:y="2.61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" draw:text-style-name="P8" draw:layer="layout" svg:width="1.301cm" svg:height="0.893cm" svg:x="4.112cm" svg:y="3.1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8" draw:layer="layout" svg:width="1.357cm" svg:height="0.893cm" svg:x="4.084cm" svg:y="0.4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5" draw:layer="layout" svg:width="1.404cm" svg:height="1.077cm" svg:x="1.073cm" svg:y="1.044cm">
          <draw:text-box>
            <text:p>W<text:span text:style-name="T2">i</text:span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52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3:06.516736848</meta:creation-date>
    <dc:date>2024-04-23T21:38:17.045948588</dc:date>
    <meta:editing-duration>PT43M56S</meta:editing-duration>
    <meta:editing-cycles>23</meta:editing-cycles>
    <meta:generator>LibreOffice/24.2.2.2$Linux_X86_64 LibreOffice_project/420$Build-2</meta:generator>
    <meta:print-date>2024-04-18T20:37:46.327204069</meta:print-date>
    <meta:printed-by>PDF files</meta:printed-by>
    <meta:document-statistic meta:object-count="48"/>
  </office:meta>
</office:document-meta>
</file>

<file path=Object 1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13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 ^ H_ k</annotation>
  </semantics>
</math>
</file>

<file path=Object 14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 ^ E_ i</annotation>
  </semantics>
</math>
</file>

<file path=Object 17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 ^ H _ k</annotation>
  </semantics>
</math>
</file>

<file path=Object 18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 ^ E _ i</annotation>
  </semantics>
</math>
</file>

<file path=Object 19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2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20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21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o stretchy="false">&gt;</mo>
      <mi mathvariant="normal">θ</mi>
    </mrow>
    <annotation encoding="StarMath 5.0">{ r ^ E _ i &gt; θ }</annotation>
  </semantics>
</math>
</file>

<file path=Object 22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i mathvariant="normal">≤</mi>
      <mi mathvariant="normal">θ</mi>
    </mrow>
    <annotation encoding="StarMath 5.0">{ r ^ E _ i ≤ θ }</annotation>
  </semantics>
</math>
</file>

<file path=Object 23/content.xml><?xml version="1.0" encoding="utf-8"?>
<math xmlns="http://www.w3.org/1998/Math/MathML" display="block">
  <semantics>
    <mrow>
      <msub>
        <mi mathvariant="normal">r</mi>
        <mi mathvariant="normal">i</mi>
      </msub>
      <mo stretchy="false">&gt;</mo>
      <mi mathvariant="normal">θ</mi>
    </mrow>
    <annotation encoding="StarMath 5.0">r_ i &gt; θ</annotation>
  </semantics>
</math>
</file>

<file path=Object 24/content.xml><?xml version="1.0" encoding="utf-8"?>
<math xmlns="http://www.w3.org/1998/Math/MathML" display="block">
  <semantics>
    <mrow>
      <msub>
        <mi mathvariant="normal">r</mi>
        <mi mathvariant="normal">i</mi>
      </msub>
      <mi mathvariant="normal">≤</mi>
      <mi mathvariant="normal">θ</mi>
    </mrow>
    <annotation encoding="StarMath 5.0">r _ i ≤ θ</annotation>
  </semantics>
</math>
</file>

<file path=Object 3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4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5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6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